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" manifest:media-type=""/>
  <manifest:file-entry manifest:full-path="ObjectReplacements/Object 6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6.379cm" fo:margin-left="-0.199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346cm"/>
    </style:style>
    <style:style style:name="Table1.C" style:family="table-column">
      <style:table-column-properties style:column-width="2.632cm"/>
    </style:style>
    <style:style style:name="Table1.D" style:family="table-column">
      <style:table-column-properties style:column-width="2.635cm"/>
    </style:style>
    <style:style style:name="Table1.F" style:family="table-column">
      <style:table-column-properties style:column-width="2.63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 fo:text-align="end" style:justify-single-word="false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/>
      <style:text-properties officeooo:paragraph-rsid="002c7462"/>
    </style:style>
    <style:style style:name="P7" style:family="paragraph" style:parent-style-name="Standard">
      <style:paragraph-properties fo:hyphenation-ladder-count="no-limit" style:punctuation-wrap="simple">
        <style:tab-stops/>
      </style:paragraph-properties>
      <style:text-properties style:font-name="Arial" style:font-name-complex="Arial1" fo:hyphenate="true" fo:hyphenation-remain-char-count="2" fo:hyphenation-push-char-count="2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ans" fo:font-size="14pt" style:font-size-asian="14pt" style:font-size-complex="14pt"/>
    </style:style>
    <style:style style:name="P9" style:family="paragraph" style:parent-style-name="Standard">
      <style:paragraph-properties fo:line-height="115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end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15%" fo:text-align="end" style:justify-single-word="false"/>
      <style:text-properties style:font-name="Liberation Sans" fo:font-style="italic" style:font-style-asian="italic" style:font-style-complex="italic"/>
    </style:style>
    <style:style style:name="P15" style:family="paragraph" style:parent-style-name="Standard">
      <style:paragraph-properties fo:line-height="115%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15%"/>
      <style:text-properties style:font-name="Liberation Sans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Liberation Sans"/>
    </style:style>
    <style:style style:name="P19" style:family="paragraph" style:parent-style-name="Standard">
      <style:paragraph-properties fo:line-height="115%"/>
      <style:text-properties style:font-name="Liberation Sans" fo:font-weight="bold" style:font-weight-asian="bold" style:font-weight-complex="bold"/>
    </style:style>
    <style:style style:name="P20" style:family="paragraph" style:parent-style-name="Standard">
      <style:paragraph-properties fo:line-height="115%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22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2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2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2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style:font-name-complex="Arial1"/>
    </style:style>
    <style:style style:name="P26" style:family="paragraph" style:parent-style-name="Standard">
      <style:paragraph-properties fo:margin-top="0cm" fo:margin-bottom="0.25cm" loext:contextual-spacing="false" fo:line-height="115%"/>
      <style:text-properties style:font-name="Liberation Sans"/>
    </style:style>
    <style:style style:name="P2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/>
    </style:style>
    <style:style style:name="P28" style:family="paragraph" style:parent-style-name="Standard">
      <style:paragraph-properties fo:margin-top="0cm" fo:margin-bottom="0.25cm" loext:contextual-spacing="false" fo:line-height="115%"/>
      <style:text-properties style:font-name="Liberation Sans" fo:font-weight="bold" style:font-weight-asian="bold" style:font-weight-complex="bold"/>
    </style:style>
    <style:style style:name="P29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</style:style>
    <style:style style:name="P30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Arial" fo:font-size="16pt" fo:font-weight="bold" style:font-size-asian="16pt" style:font-weight-asian="bold" style:font-name-complex="Arial1" style:font-size-complex="16pt"/>
    </style:style>
    <style:style style:name="P31" style:family="paragraph" style:parent-style-name="Standard">
      <style:paragraph-properties fo:margin-top="0cm" fo:margin-bottom="0.3cm" loext:contextual-spacing="false" fo:line-height="115%" fo:text-align="justify" style:justify-single-word="false"/>
    </style:style>
    <style:style style:name="P3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086397"/>
    </style:style>
    <style:style style:name="P33" style:family="paragraph" style:parent-style-name="Standard">
      <style:paragraph-properties fo:margin-top="0cm" fo:margin-bottom="0.3cm" loext:contextual-spacing="false" fo:line-height="115%" fo:text-align="center" style:justify-single-word="false"/>
    </style:style>
    <style:style style:name="P34" style:family="paragraph" style:parent-style-name="Standard">
      <style:paragraph-properties fo:margin-top="0cm" fo:margin-bottom="0.3cm" loext:contextual-spacing="false" fo:line-height="115%"/>
      <style:text-properties officeooo:paragraph-rsid="0003ea43"/>
    </style:style>
    <style:style style:name="P35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style:font-name="Liberation Sans"/>
    </style:style>
    <style:style style:name="P3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style-complex="italic" style:font-weight-complex="bold"/>
    </style:style>
    <style:style style:name="P3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40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style:font-name-complex="Arial1"/>
    </style:style>
    <style:style style:name="P41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fo:font-weight="bold" style:font-weight-asian="bold" style:font-name-complex="Arial1"/>
    </style:style>
    <style:style style:name="P4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43" style:family="paragraph" style:parent-style-name="Standard">
      <style:paragraph-properties fo:line-height="115%" fo:break-before="page"/>
    </style:style>
    <style:style style:name="P44" style:family="paragraph" style:parent-style-name="Standard">
      <style:paragraph-properties fo:line-height="115%" fo:break-before="page"/>
      <style:text-properties style:font-name="Liberation Sans" fo:font-weight="bold" style:font-weight-asian="bold" style:font-weight-complex="bold"/>
    </style:style>
    <style:style style:name="P45" style:family="paragraph" style:parent-style-name="Text_20_body_20__28_user_29_">
      <style:paragraph-properties fo:line-height="115%" fo:break-before="pag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47" style:family="paragraph" style:parent-style-name="Standard">
      <style:paragraph-properties fo:margin-top="0cm" fo:margin-bottom="0.182cm" loext:contextual-spacing="false" fo:line-height="115%"/>
      <style:text-properties style:font-name="Liberation Sans" fo:font-weight="bold" officeooo:paragraph-rsid="00242ff3" style:font-weight-asian="bold" style:font-weight-complex="bold"/>
    </style:style>
    <style:style style:name="P48" style:family="paragraph" style:parent-style-name="Text_20_body_20__28_user_29_">
      <style:paragraph-properties fo:line-height="115%"/>
    </style:style>
    <style:style style:name="P49" style:family="paragraph" style:parent-style-name="Text_20_body_20__28_user_29_">
      <style:paragraph-properties fo:line-height="115%"/>
      <style:text-properties officeooo:paragraph-rsid="002b078e"/>
    </style:style>
    <style:style style:name="P50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Liberation Sans" fo:font-size="14pt" style:font-size-asian="14pt" style:font-size-complex="14pt"/>
    </style:style>
    <style:style style:name="P51" style:family="paragraph" style:parent-style-name="Standard" style:list-style-name="WWNum1">
      <style:paragraph-properties fo:line-height="115%"/>
      <style:text-properties style:font-name="Liberation Sans"/>
    </style:style>
    <style:style style:name="P52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P53" style:family="paragraph" style:parent-style-name="Standard">
      <style:paragraph-properties fo:margin-top="0cm" fo:margin-bottom="0.349cm" loext:contextual-spacing="false" fo:line-height="115%" fo:text-align="justify" style:justify-single-word="false"/>
      <style:text-properties officeooo:paragraph-rsid="003ec35b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" fo:font-style="italic" style:font-style-asian="italic" style:font-style-complex="italic"/>
    </style:style>
    <style:style style:name="T5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style:font-name="Liberation Sans" style:font-style-complex="italic"/>
    </style:style>
    <style:style style:name="T8" style:family="text">
      <style:text-properties style:font-name="Liberation Sans" fo:language="en" fo:country="US"/>
    </style:style>
    <style:style style:name="T9" style:family="text">
      <style:text-properties style:font-name="Liberation Sans" fo:language="en" fo:country="US" fo:font-weight="bold" style:font-weight-asian="bold" style:font-weight-complex="bold"/>
    </style:style>
    <style:style style:name="T10" style:family="text">
      <style:text-properties style:font-name="Liberation Sans" fo:language="en" fo:country="US" style:font-weight-complex="bold"/>
    </style:style>
    <style:style style:name="T11" style:family="text">
      <style:text-properties style:font-name="Liberation Sans" fo:language="en" fo:country="US" officeooo:rsid="002d654b" style:font-weight-complex="bold"/>
    </style:style>
    <style:style style:name="T12" style:family="text">
      <style:text-properties style:font-name="Liberation Sans" fo:language="en" fo:country="US" officeooo:rsid="002a527d"/>
    </style:style>
    <style:style style:name="T13" style:family="text">
      <style:text-properties style:font-name="Liberation Sans" fo:language="en" fo:country="US" officeooo:rsid="002b078e"/>
    </style:style>
    <style:style style:name="T14" style:family="text">
      <style:text-properties style:font-name="Liberation Sans" fo:language="en" fo:country="US" officeooo:rsid="002b0d76"/>
    </style:style>
    <style:style style:name="T15" style:family="text">
      <style:text-properties style:font-name="Liberation Sans" fo:language="en" fo:country="US" officeooo:rsid="002d654b"/>
    </style:style>
    <style:style style:name="T16" style:family="text">
      <style:text-properties style:font-name="Liberation Sans" fo:language="en" fo:country="US" officeooo:rsid="00372986"/>
    </style:style>
    <style:style style:name="T17" style:family="text">
      <style:text-properties style:font-name="Liberation Sans" fo:language="en" fo:country="US" officeooo:rsid="0040bcae"/>
    </style:style>
    <style:style style:name="T18" style:family="text">
      <style:text-properties style:font-name="Liberation Sans" officeooo:rsid="0004d903"/>
    </style:style>
    <style:style style:name="T19" style:family="text">
      <style:text-properties style:font-name="Liberation Sans" officeooo:rsid="0006fe0a"/>
    </style:style>
    <style:style style:name="T20" style:family="text">
      <style:text-properties style:font-name="Liberation Sans" fo:font-size="12pt" officeooo:rsid="0006fe0a" style:font-size-asian="12pt" style:font-size-complex="12pt"/>
    </style:style>
    <style:style style:name="T21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Liberation Sans" officeooo:rsid="0020c489"/>
    </style:style>
    <style:style style:name="T23" style:family="text">
      <style:text-properties style:font-name="Liberation Sans" officeooo:rsid="003052f6"/>
    </style:style>
    <style:style style:name="T24" style:family="text">
      <style:text-properties style:font-name="Liberation Sans" officeooo:rsid="003ace8c"/>
    </style:style>
    <style:style style:name="T25" style:family="text">
      <style:text-properties style:text-position="super 58%" style:font-name="Liberation Sans" fo:font-size="14pt" style:font-size-asian="14pt" style:font-size-complex="14pt"/>
    </style:style>
    <style:style style:name="T26" style:family="text">
      <style:text-properties style:font-name="Courier 10 Pitch" fo:font-style="normal" style:font-style-asian="normal" style:font-style-complex="normal"/>
    </style:style>
    <style:style style:name="T27" style:family="text">
      <style:text-properties style:font-name="Courier 10 Pitch" fo:font-style="normal" officeooo:rsid="0003ea43" style:font-style-asian="normal" style:font-style-complex="normal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UNIVERSIDADE FEDERAL DE VIÇOSA</text:p>
      <text:p text:style-name="P8">CENTRO DE CIÊNCIAS EXATAS E TECNOLÓGICAS</text:p>
      <text:p text:style-name="P8">DEPARTAMENTO DE INFORMÁTICA</text:p>
      <text:p text:style-name="P3"/>
      <text:p text:style-name="P3"/>
      <text:p text:style-name="P10">PROJETO FINAL DE CURSO</text:p>
      <text:p text:style-name="P3"/>
      <text:p text:style-name="P3"/>
      <text:p text:style-name="P3"/>
      <text:p text:style-name="P13">BIBLIOTECA PARA MATEMÁTICA SIMBÓLICA EM C++</text:p>
      <text:p text:style-name="P3"/>
      <text:p text:style-name="P3"/>
      <text:p text:style-name="P3"/>
      <text:p text:style-name="P11">Arthur Gonçalves do Carmo<text:tab/><text:tab/><text:tab/></text:p>
      <text:p text:style-name="P14">Graduando em Ciência da Computação</text:p>
      <text:p text:style-name="P4"/>
      <text:p text:style-name="P4"/>
      <text:p text:style-name="P4"/>
      <text:p text:style-name="P8">Luiz Carlos de Abreu Albuquerque</text:p>
      <text:p text:style-name="P8">(Orientador)</text:p>
      <text:p text:style-name="P3"/>
      <text:p text:style-name="P3"/>
      <text:p text:style-name="P3"/>
      <text:p text:style-name="P3"/>
      <text:p text:style-name="P3"/>
      <text:p text:style-name="P8">VIÇOSA – MINAS GERAIS</text:p>
      <text:p text:style-name="P8">JUNHO – 2018</text:p>
      <text:p text:style-name="P16"><text:soft-page-break/>RESUMO</text:p>
      <text:p text:style-name="P3"/>
      <text:p text:style-name="P2"/>
      <text:p text:style-name="P9">BIBLIOTECA PARA MATEMÁTICA SIMBÓLICA EM C++</text:p>
      <text:p text:style-name="P9"/>
      <text:p text:style-name="P17"><text:tab/>Luiz Carlos de Abreu Albuquerque (Orientador)</text:p>
      <text:p text:style-name="P17"><text:tab/>Arthur Gonçalves do Carmo (Estudante)</text:p>
      <text:p text:style-name="P3"/>
      <text:p text:style-name="P3"/>
      <text:p text:style-name="P19">RESUMO</text:p>
      <text:p text:style-name="P19"/>
      <text:p text:style-name="P18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p>
      <text:p text:style-name="P5"/>
      <text:p text:style-name="P5"/>
      <text:p text:style-name="P19">PALAVRAS-CHAVE</text:p>
      <text:p text:style-name="P2"><text:span text:style-name="T2"><text:tab/></text:span><text:span text:style-name="T1">matemática simbólica; aritmética de precisão múltipla; expressões matemáticas</text:span></text:p>
      <text:p text:style-name="P19">ÁREA DE CONHECIMENTO</text:p>
      <text:p text:style-name="P2"><text:span text:style-name="T6"><text:tab/></text:span><text:span text:style-name="T1">1.03.02.01- 8 - Matemática Simbólica</text:span></text:p>
      <text:p text:style-name="P19">LINHA DE PESQUISA</text:p>
      <text:p text:style-name="P17"><text:tab/>DPI-040 – Algoritmos e Otimização Combinatória</text:p>
      <text:p text:style-name="P2"/>
      <text:p text:style-name="P43"/>
      <text:p text:style-name="P12">1 – Introdução</text:p>
      <text:p text:style-name="P2"/>
      <text:p text:style-name="P21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4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27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p>
      <text:p text:style-name="P5"/>
      <text:p text:style-name="P19">1.2 – Objetivos</text:p>
      <text:p text:style-name="P27"><text:tab/>O objetivo geral do trabalho será desenvolver uma biblioteca para matemática simbólica em C++, com classes para representar números inteiros, modulares e racionais, polinômios e expressões matemáticas, derivação e integração simbólicas.</text:p>
      <text:p text:style-name="P26">Os objetivos específicos deste trabalho são:</text:p>
      <text:list xml:id="list1176471804840082238" text:style-name="WWNum1">
        <text:list-item>
          <text:p text:style-name="P51">Estudar técnicas e algoritmos usados em computação simbólica</text:p>
        </text:list-item>
        <text:list-item>
          <text:p text:style-name="P52"><text:span text:style-name="T1">Aprimorar e aplicar</text:span><text:span text:style-name="T18"> </text:span><text:span text:style-name="T1">conhencimentos sobre </text:span><text:span text:style-name="T18">a linguagem </text:span><text:span text:style-name="T1">C++</text:span></text:p>
        </text:list-item>
        <text:list-item>
          <text:p text:style-name="P51">Utilizar padrões de desenvolvimento para software livre</text:p>
        </text:list-item>
      </text:list>
      <text:p text:style-name="P2"/>
      <text:p text:style-name="P2"/>
      <text:p text:style-name="P2"/>
      <text:p text:style-name="P2"/>
      <text:p text:style-name="P2"/>
      <text:p text:style-name="P12"><text:soft-page-break/></text:p>
      <text:p text:style-name="P12">2 – Referencial Teórico</text:p>
      <text:p text:style-name="P12"/>
      <text:p text:style-name="P28">2.1 – Números de precisão múltipla</text:p>
      <text:p text:style-name="P21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1" draw:name="Object6" text:anchor-type="as-char" svg:y="-0.377cm" svg:width="0.422cm" svg:height="0.467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19">e</text:span><text:span text:style-name="T19"><draw:frame draw:style-name="fr1" draw:name="Object7" text:anchor-type="as-char" svg:y="-0.437cm" svg:width="0.677cm" svg:height="0.527cm" draw:z-index="2"><draw:object xlink:href="./Object 39" xlink:type="simple" xlink:show="embed" xlink:actuate="onLoad"/><draw:image xlink:href="./ObjectReplacements/Object 39" xlink:type="simple" xlink:show="embed" xlink:actuate="onLoad"/></draw:frame></text:span><text:span text:style-name="T1">(sem usar bit de sinal) ou entre</text:span><text:span text:style-name="T1"><draw:frame draw:style-name="fr1" draw:name="Object8" text:anchor-type="as-char" svg:y="-0.437cm" svg:width="1.004cm" svg:height="0.529cm" draw:z-index="3"><draw:object xlink:href="./Object 40" xlink:type="simple" xlink:show="embed" xlink:actuate="onLoad"/><draw:image xlink:href="./ObjectReplacements/Object 40" xlink:type="simple" xlink:show="embed" xlink:actuate="onLoad"/></draw:frame></text:span><text:span text:style-name="T20">e</text:span><text:span text:style-name="T20"><draw:frame draw:style-name="fr1" draw:name="Object9" text:anchor-type="as-char" svg:y="-0.437cm" svg:width="1.235cm" svg:height="0.527cm" draw:z-index="10"><draw:object xlink:href="./Object 41" xlink:type="simple" xlink:show="embed" xlink:actuate="onLoad"/><draw:image xlink:href="./ObjectReplacements/Object 41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21"><text:span text:style-name="T1">Uma excelente alternativa para trabalhar com números de precisão múltipla é a </text:span><text:span text:style-name="T4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27">É pertinente ao escopo do trabalho a criação de classes para representar números inteiros e racionais de precisão múltipla.</text:p>
      <text:p text:style-name="P5"/>
      <text:p text:style-name="P20">2.2 – Expressões algébricas</text:p>
      <text:p text:style-name="P28">2.2.1 – Polinômios</text:p>
      <text:p text:style-name="P21"><text:span text:style-name="T6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4">N</text:span><text:span text:style-name="T1"> pode ser representado da forma:</text:span></text:p>
      <text:p text:style-name="P22"><draw:frame draw:style-name="fr1" draw:name="Object16" text:anchor-type="as-char" svg:y="-0.713cm" svg:width="1.42cm" svg:height="1.139cm" draw:z-index="11"><draw:object xlink:href="./Object 42" xlink:type="simple" xlink:show="embed" xlink:actuate="onLoad"/><draw:image xlink:href="./ObjectReplacements/Object 42" xlink:type="simple" xlink:show="embed" xlink:actuate="onLoad"/></draw:frame></text:p>
      <text:p text:style-name="P31"><text:span text:style-name="T1">Onde cada coeficiente</text:span><text:span text:style-name="T1"><draw:frame draw:style-name="fr1" draw:name="Object17" text:anchor-type="as-char" svg:y="-0.377cm" svg:width="0.503cm" svg:height="0.531cm" draw:z-index="12"><draw:object xlink:href="./Object 43" xlink:type="simple" xlink:show="embed" xlink:actuate="onLoad"/><draw:image xlink:href="./ObjectReplacements/Object 43" xlink:type="simple" xlink:show="embed" xlink:actuate="onLoad"/></draw:frame></text:span><text:span text:style-name="T1">é um número real, </text:span><text:span text:style-name="T23">mas</text:span><text:span text:style-name="T1"> </text:span><text:span text:style-name="T23">é</text:span><text:span text:style-name="T1"> interessante que, para fins de representação, podemos considerar que</text:span><text:span text:style-name="T1"><draw:frame draw:style-name="fr1" draw:name="Object18" text:anchor-type="as-char" svg:y="-0.377cm" svg:width="0.503cm" svg:height="0.533cm" draw:z-index="13"><draw:object xlink:href="./Object 44" xlink:type="simple" xlink:show="embed" xlink:actuate="onLoad"/><draw:image xlink:href="./ObjectReplacements/Object 44" xlink:type="simple" xlink:show="embed" xlink:actuate="onLoad"/></draw:frame></text:span><text:span text:style-name="T1">possa ser também um polinômio, o que nos leva a uma representação recursiva de polinômios [2, 3] com mais de uma variável:</text:span></text:p>
      <text:p text:style-name="P33"><text:span text:style-name="T1"><draw:frame draw:style-name="fr1" draw:name="Object19" text:anchor-type="as-char" svg:y="-0.713cm" svg:width="4.025cm" svg:height="1.139cm" draw:z-index="14"><draw:object xlink:href="./Object 46" xlink:type="simple" xlink:show="embed" xlink:actuate="onLoad"/><draw:image xlink:href="./ObjectReplacements/Object 46" xlink:type="simple" xlink:show="embed" xlink:actuate="onLoad"/></draw:frame></text:span><text:span text:style-name="T1">onde</text:span><text:span text:style-name="T1"><draw:frame draw:style-name="fr1" draw:name="Object20" text:anchor-type="as-char" svg:y="-0.713cm" svg:width="2.2cm" svg:height="1.139cm" draw:z-index="15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35"/>
      <text:p text:style-name="P35"/>
      <text:p text:style-name="P35"/>
      <text:p text:style-name="P34"><text:soft-page-break/><text:span text:style-name="T21">2.3 – </text:span><text:span text:style-name="Emphasis"><text:span text:style-name="T28">GNU Build System</text:span></text:span></text:p>
      <text:p text:style-name="P32"><text:span text:style-name="T1"><text:tab/>O </text:span><text:span text:style-name="Emphasis"><text:span text:style-name="T1">GNU Build System</text:span></text:span><text:span text:style-name="T1"> é uma convenção para organização, construção (build) e instalação de pacotes de forma padronizada. Idealmente a instalação de um pacote que segue o </text:span><text:span text:style-name="T4">GNU Build System</text:span><text:span text:style-name="T1"> em qualquer ambiente necessita apenas dos comandos: </text:span><text:span text:style-name="T26">./configure</text:span><text:span text:style-name="T1">, </text:span><text:span text:style-name="T26">make</text:span><text:span text:style-name="T1">, e </text:span><text:span text:style-name="T26">make instal</text:span><text:span text:style-name="T27">l</text:span><text:span text:style-name="T4">. </text:span><text:span text:style-name="T7">Usaremos esta convenção para o desenvolvimento do software.</text:span></text:p>
      <text:p text:style-name="P36"/>
      <text:p text:style-name="P38">3 – Metodologia</text:p>
      <text:p text:style-name="P37"/>
      <text:p text:style-name="P20">3.1 – Representação</text:p>
      <text:p text:style-name="P47">3.1.1 – Números inteiros</text:p>
      <text:p text:style-name="P46"><text:span text:style-name="T6"><text:tab/></text:span><text:span text:style-name="T1">Um número inteiro é representado como uma dupla</text:span><text:span text:style-name="T1"><draw:frame draw:style-name="fr1" draw:name="Object14" text:anchor-type="as-char" svg:y="-0.771cm" svg:width="2.399cm" svg:height="1.256cm" draw:z-index="4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draw:name="Object21" text:anchor-type="as-char" svg:y="-0.377cm" svg:width="0.427cm" svg:height="0.469cm" draw:z-index="16"><draw:object xlink:href="./Object 48" xlink:type="simple" xlink:show="embed" xlink:actuate="onLoad"/><draw:image xlink:href="./ObjectReplacements/Object 48" xlink:type="simple" xlink:show="embed" xlink:actuate="onLoad"/></draw:frame></text:span><text:span text:style-name="T1">é a base de representação, </text:span><text:span text:style-name="T4">N</text:span><text:span text:style-name="T1"> é o número de dígitos do número,</text:span><text:span text:style-name="T1"><draw:frame draw:style-name="fr1" draw:name="Object22" text:anchor-type="as-char" svg:y="-0.377cm" svg:width="1.61cm" svg:height="0.531cm" draw:z-index="17"><draw:object xlink:href="./Object 49" xlink:type="simple" xlink:show="embed" xlink:actuate="onLoad"/><draw:image xlink:href="./ObjectReplacements/Object 49" xlink:type="simple" xlink:show="embed" xlink:actuate="onLoad"/></draw:frame></text:span><text:span text:style-name="T1">é o</text:span><text:span text:style-name="T1"><draw:frame draw:style-name="fr1" draw:name="Object15" text:anchor-type="as-char" svg:y="-0.386cm" svg:width="2.337cm" svg:height="0.506cm" draw:z-index="5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2">menos significatívo </text:span><text:span text:style-name="T1">e</text:span><text:span text:style-name="T4"><draw:frame draw:style-name="fr1" draw:name="Object2" text:anchor-type="as-char" svg:y="-0.377cm" svg:width="0.443cm" svg:height="0.467cm" draw:z-index="18"><draw:object xlink:href="./Object 51" xlink:type="simple" xlink:show="embed" xlink:actuate="onLoad"/><draw:image xlink:href="./ObjectReplacements/Object 51" xlink:type="simple" xlink:show="embed" xlink:actuate="onLoad"/></draw:frame></text:span><text:span text:style-name="T1">é sinal do número.</text:span></text:p>
      <text:p text:style-name="P21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4">little endian</text:span><text:span text:style-name="T1">, isto é, os dígitos mais significativos possuem índices maiores.</text:span></text:p>
      <text:p text:style-name="P21"><text:span text:style-name="T1">A base de representação escolhida para o projeto é a bas</text:span><text:span text:style-name="T24">e</text:span><text:span text:style-name="T1"><draw:frame draw:style-name="fr1" draw:name="Object4" text:anchor-type="as-char" svg:y="-0.437cm" svg:width="0.762cm" svg:height="0.529cm" draw:z-index="19"><draw:object xlink:href="./Object 52" xlink:type="simple" xlink:show="embed" xlink:actuate="onLoad"/><draw:image xlink:href="./ObjectReplacements/Object 52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25"><draw:frame draw:style-name="fr1" draw:name="Object3" text:anchor-type="as-char" svg:y="-0.437cm" svg:width="0.512cm" svg:height="0.527cm" draw:z-index="20"><draw:object xlink:href="./Object 53" xlink:type="simple" xlink:show="embed" xlink:actuate="onLoad"/><draw:image xlink:href="./ObjectReplacements/Object 53" xlink:type="simple" xlink:show="embed" xlink:actuate="onLoad"/></draw:frame></text:span><text:span text:style-name="T1">) seja representável por um tipo básico da linguagem. Utilizando um sistema de 64 bits, temos</text:span><text:span text:style-name="T1"><draw:frame draw:style-name="fr1" draw:name="Object23" text:anchor-type="as-char" svg:y="-0.437cm" svg:width="5.447cm" svg:height="0.559cm" draw:z-index="21"><draw:object xlink:href="./Object 54" xlink:type="simple" xlink:show="embed" xlink:actuate="onLoad"/><draw:image xlink:href="./ObjectReplacements/Object 54" xlink:type="simple" xlink:show="embed" xlink:actuate="onLoad"/></draw:frame></text:span><text:span text:style-name="T1">.</text:span></text:p>
      <text:p text:style-name="P21"><text:span text:style-name="T1">Além disso, a classe ainda guarda a quantidade de dígitos (em base</text:span><text:span text:style-name="T25"><draw:frame draw:style-name="fr1" draw:name="Object5" text:anchor-type="as-char" svg:y="-0.437cm" svg:width="0.76cm" svg:height="0.527cm" draw:z-index="22"><draw:object xlink:href="./Object 55" xlink:type="simple" xlink:show="embed" xlink:actuate="onLoad"/><draw:image xlink:href="./ObjectReplacements/Object 55" xlink:type="simple" xlink:show="embed" xlink:actuate="onLoad"/></draw:frame></text:span><text:span text:style-name="T1">) do número. O nome da classe será </text:span><text:span text:style-name="T5">num_z</text:span><text:span text:style-name="T4">.</text:span></text:p>
      <text:p text:style-name="P21"/>
      <text:p text:style-name="P19">3.1.2 – Números racionais</text:p>
      <text:p text:style-name="P39"><text:span text:style-name="T1"><text:tab/>Os números racionais são representados como uma tripla</text:span><text:span text:style-name="T1"><draw:frame draw:style-name="fr1" draw:name="Object13" text:anchor-type="as-char" svg:y="-0.386cm" svg:width="2.251cm" svg:height="0.542cm" draw:z-index="6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</text:span><text:span text:style-name="T1"><draw:frame draw:style-name="fr1" draw:name="Object24" text:anchor-type="as-char" svg:y="-0.377cm" svg:width="0.676cm" svg:height="0.533cm" draw:z-index="23"><draw:object xlink:href="./Object 56" xlink:type="simple" xlink:show="embed" xlink:actuate="onLoad"/><draw:image xlink:href="./ObjectReplacements/Object 56" xlink:type="simple" xlink:show="embed" xlink:actuate="onLoad"/></draw:frame></text:span><text:span text:style-name="T1">é um número inteiro não negativo,</text:span><text:span text:style-name="T1"><draw:frame draw:style-name="fr1" draw:name="Object25" text:anchor-type="as-char" svg:y="-0.377cm" svg:width="0.676cm" svg:height="0.531cm" draw:z-index="24"><draw:object xlink:href="./Object 57" xlink:type="simple" xlink:show="embed" xlink:actuate="onLoad"/><draw:image xlink:href="./ObjectReplacements/Object 57" xlink:type="simple" xlink:show="embed" xlink:actuate="onLoad"/></draw:frame></text:span><text:span text:style-name="T1">é um número inteiro positivo e</text:span><text:span text:style-name="T1"><draw:frame draw:style-name="fr1" draw:name="Object26" text:anchor-type="as-char" svg:y="-0.377cm" svg:width="0.443cm" svg:height="0.469cm" draw:z-index="25"><draw:object xlink:href="./Object 58" xlink:type="simple" xlink:show="embed" xlink:actuate="onLoad"/><draw:image xlink:href="./ObjectReplacements/Object 58" xlink:type="simple" xlink:show="embed" xlink:actuate="onLoad"/></draw:frame></text:span><text:span text:style-name="T1">é o sinal do número.</text:span></text:p>
      <text:p text:style-name="P53"><text:span text:style-name="T1">No projeto, a classe dos números racionais utiliza a classe dos números inteiros para representar</text:span><text:span text:style-name="T1"><draw:frame draw:style-name="fr1" draw:name="Object27" text:anchor-type="as-char" svg:y="-0.377cm" svg:width="0.676cm" svg:height="0.533cm" draw:z-index="26"><draw:object xlink:href="./Object 59" xlink:type="simple" xlink:show="embed" xlink:actuate="onLoad"/><draw:image xlink:href="./ObjectReplacements/Object 59" xlink:type="simple" xlink:show="embed" xlink:actuate="onLoad"/></draw:frame></text:span><text:span text:style-name="T1">e</text:span><text:span text:style-name="T1"><draw:frame draw:style-name="fr1" draw:name="Object28" text:anchor-type="as-char" svg:y="-0.377cm" svg:width="0.676cm" svg:height="0.533cm" draw:z-index="27"><draw:object xlink:href="./Object 60" xlink:type="simple" xlink:show="embed" xlink:actuate="onLoad"/><draw:image xlink:href="./ObjectReplacements/Object 60" xlink:type="simple" xlink:show="embed" xlink:actuate="onLoad"/></draw:frame></text:span><text:span text:style-name="T1">e um byte para representar</text:span><text:span text:style-name="T1"><draw:frame draw:style-name="fr1" draw:name="Object29" text:anchor-type="as-char" svg:y="-0.377cm" svg:width="0.443cm" svg:height="0.467cm" draw:z-index="28"><draw:object xlink:href="./Object 61" xlink:type="simple" xlink:show="embed" xlink:actuate="onLoad"/><draw:image xlink:href="./ObjectReplacements/Object 61" xlink:type="simple" xlink:show="embed" xlink:actuate="onLoad"/></draw:frame></text:span><text:span text:style-name="T1">. Os números são representados em sua forma irredutível. O nome da classe será </text:span><text:span text:style-name="T5">num_q</text:span><text:span text:style-name="T4">.</text:span></text:p>
      <text:p text:style-name="P15"/>
      <text:p text:style-name="P44">3.1.3 – Aritmética modular</text:p>
      <text:p text:style-name="P21"><text:span text:style-name="T1"><text:tab/>Os números usados para a aritmética modular são representados como uma dupla</text:span><text:span text:style-name="T1"><draw:frame draw:style-name="fr1" draw:name="Object11" text:anchor-type="as-char" svg:y="-0.386cm" svg:width="1.496cm" svg:height="0.506cm" draw:z-index="7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draw:name="Object30" text:anchor-type="as-char" svg:y="-0.377cm" svg:width="0.549cm" svg:height="0.469cm" draw:z-index="29"><draw:object xlink:href="./Object 62" xlink:type="simple" xlink:show="embed" xlink:actuate="onLoad"/><draw:image xlink:href="./ObjectReplacements/Object 62" xlink:type="simple" xlink:show="embed" xlink:actuate="onLoad"/></draw:frame></text:span><text:span text:style-name="T1">é um número inteiro e</text:span><text:span text:style-name="T1"><draw:frame draw:style-name="fr1" draw:name="Object31" text:anchor-type="as-char" svg:y="-0.377cm" svg:width="0.489cm" svg:height="0.469cm" draw:z-index="30"><draw:object xlink:href="./Object 63" xlink:type="simple" xlink:show="embed" xlink:actuate="onLoad"/><draw:image xlink:href="./ObjectReplacements/Object 63" xlink:type="simple" xlink:show="embed" xlink:actuate="onLoad"/></draw:frame></text:span><text:span text:style-name="T1">é a base da aritmética. Um número</text:span><text:span text:style-name="T1"><draw:frame draw:style-name="fr1" draw:name="Object32" text:anchor-type="as-char" svg:y="-0.377cm" svg:width="1.563cm" svg:height="0.469cm" draw:z-index="31"><draw:object xlink:href="./Object 1" xlink:type="simple" xlink:show="embed" xlink:actuate="onLoad"/><draw:image xlink:href="./ObjectReplacements/Object 1" xlink:type="simple" xlink:show="embed" xlink:actuate="onLoad"/></draw:frame></text:span><text:span text:style-name="T1">é o resto da divisão de</text:span><text:span text:style-name="T1"><draw:frame draw:style-name="fr1" draw:name="Object33" text:anchor-type="as-char" svg:y="-0.377cm" svg:width="0.432cm" svg:height="0.469cm" draw:z-index="32"><draw:object xlink:href="./Object 2" xlink:type="simple" xlink:show="embed" xlink:actuate="onLoad"/><draw:image xlink:href="./ObjectReplacements/Object 2" xlink:type="simple" xlink:show="embed" xlink:actuate="onLoad"/></draw:frame></text:span><text:span text:style-name="T1">por</text:span><text:span text:style-name="T7"><draw:frame draw:style-name="fr1" draw:name="Object34" text:anchor-type="as-char" svg:y="-0.377cm" svg:width="0.489cm" svg:height="0.467cm" draw:z-index="33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/text:p>
      <text:p text:style-name="P21"><text:span text:style-name="T1">No projeto, a classe dos números modulares é uma classe </text:span><text:span text:style-name="T4">template</text:span><text:span text:style-name="T1"> que recebe a base como o </text:span><text:span text:style-name="T4">tipo </text:span><text:span text:style-name="T1">do</text:span><text:span text:style-name="T4"> template </text:span><text:span text:style-name="T1">e possui um membro que é um número inteiro para armazenar</text:span><text:span text:style-name="T1"><draw:frame draw:style-name="fr1" draw:name="Object12" text:anchor-type="as-char" svg:y="-0.377cm" svg:width="0.695cm" svg:height="0.467cm" draw:z-index="8"><draw:object xlink:href="./Object 66" xlink:type="simple" xlink:show="embed" xlink:actuate="onLoad"/><draw:image xlink:href="./ObjectReplacements/Object 66" xlink:type="simple" xlink:show="embed" xlink:actuate="onLoad"/></draw:frame></text:span><text:span text:style-name="T1">O nome da classe será </text:span><text:span text:style-name="T5">num_zm&lt;B&gt;</text:span><text:span text:style-name="T1">.</text:span></text:p>
      <text:p text:style-name="P21"/>
      <text:p text:style-name="P19">3.1.4 – Tuplas de divisão inteira</text:p>
      <text:p text:style-name="P5"><text:span text:style-name="T3"><text:tab/></text:span><text:span text:style-name="T1">O resultado da divisão inteira de um inteiro</text:span><text:span text:style-name="T1"><draw:frame draw:style-name="fr1" draw:name="Object35" text:anchor-type="as-char" svg:y="-0.377cm" svg:width="0.619cm" svg:height="0.469cm" draw:z-index="34"><draw:object xlink:href="./Object 4" xlink:type="simple" xlink:show="embed" xlink:actuate="onLoad"/><draw:image xlink:href="./ObjectReplacements/Object 4" xlink:type="simple" xlink:show="embed" xlink:actuate="onLoad"/></draw:frame></text:span><text:span text:style-name="T1">por um inteiro</text:span><text:span text:style-name="T1"><draw:frame draw:style-name="fr1" draw:name="Object10" text:anchor-type="as-char" svg:y="-0.377cm" svg:width="0.702cm" svg:height="0.467cm" draw:z-index="9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draw:name="Object36" text:anchor-type="as-char" svg:y="-0.377cm" svg:width="0.43cm" svg:height="0.469cm" draw:z-index="35"><draw:object xlink:href="./Object 5" xlink:type="simple" xlink:show="embed" xlink:actuate="onLoad"/><draw:image xlink:href="./ObjectReplacements/Object 5" xlink:type="simple" xlink:show="embed" xlink:actuate="onLoad"/></draw:frame></text:span><text:span text:style-name="T1">e um resto</text:span><text:span text:style-name="T1"><draw:frame draw:style-name="fr1" draw:name="Object37" text:anchor-type="as-char" svg:y="-0.377cm" svg:width="0.392cm" svg:height="0.469cm" draw:z-index="36"><draw:object xlink:href="./Object 6" xlink:type="simple" xlink:show="embed" xlink:actuate="onLoad"/><draw:image xlink:href="./ObjectReplacements/Object 6" xlink:type="simple" xlink:show="embed" xlink:actuate="onLoad"/></draw:frame></text:span><text:span text:style-name="T1">de forma que</text:span><text:span text:style-name="T4"><draw:frame draw:style-name="fr1" draw:name="Object38" text:anchor-type="as-char" svg:y="-0.377cm" svg:width="2.311cm" svg:height="0.469cm" draw:z-index="37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<text:p text:style-name="P21"><text:span text:style-name="T1">A forma usada para representar a dupla</text:span><text:span text:style-name="T1"><draw:frame draw:style-name="fr1" draw:name="Object1" text:anchor-type="as-char" svg:y="-0.386cm" svg:width="1.282cm" svg:height="0.506cm" draw:z-index="1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5">div_tuple </text:span><text:span text:style-name="T1">(usada para a divisão) e </text:span><text:span text:style-name="T5">mod_tuple </text:span><text:span text:style-name="T1">(usada para a operação de resto da divisão). </text:span></text:p>
      <text:p text:style-name="P21"><text:span text:style-name="T1">A estrutura </text:span><text:span text:style-name="T5">div_tuple</text:span><text:span text:style-name="T1"> armazena o quociente e resto da divisão inteira de</text:span><text:span text:style-name="T1"><draw:frame draw:style-name="fr1" draw:name="Object39" text:anchor-type="as-char" svg:y="-0.377cm" svg:width="0.619cm" svg:height="0.469cm" draw:z-index="38"><draw:object xlink:href="./Object 8" xlink:type="simple" xlink:show="embed" xlink:actuate="onLoad"/><draw:image xlink:href="./ObjectReplacements/Object 8" xlink:type="simple" xlink:show="embed" xlink:actuate="onLoad"/></draw:frame></text:span><text:span text:style-name="T1">por</text:span><text:span text:style-name="T1"><draw:frame draw:style-name="fr1" draw:name="Object40" text:anchor-type="as-char" svg:y="-0.377cm" svg:width="0.549cm" svg:height="0.469cm" draw:z-index="39"><draw:object xlink:href="./Object 9" xlink:type="simple" xlink:show="embed" xlink:actuate="onLoad"/><draw:image xlink:href="./ObjectReplacements/Object 9" xlink:type="simple" xlink:show="embed" xlink:actuate="onLoad"/></draw:frame></text:span><text:span text:style-name="T1">de forma que o resto da divisão é sempre não negativo, enquanto a estrutura </text:span><text:span text:style-name="T5">mod_tuple</text:span><text:span text:style-name="T1"> armazena o quociente e resto da divisão inteira de</text:span><text:span text:style-name="T1"><draw:frame draw:style-name="fr1" draw:name="Object41" text:anchor-type="as-char" svg:y="-0.377cm" svg:width="0.619cm" svg:height="0.469cm" draw:z-index="40"><draw:object xlink:href="./Object 64" xlink:type="simple" xlink:show="embed" xlink:actuate="onLoad"/><draw:image xlink:href="./ObjectReplacements/Object 64" xlink:type="simple" xlink:show="embed" xlink:actuate="onLoad"/></draw:frame></text:span><text:span text:style-name="T1">por</text:span><text:span text:style-name="T1"><draw:frame draw:style-name="fr1" draw:name="Object42" text:anchor-type="as-char" svg:y="-0.377cm" svg:width="0.549cm" svg:height="0.469cm" draw:z-index="41"><draw:object xlink:href="./Object 10" xlink:type="simple" xlink:show="embed" xlink:actuate="onLoad"/><draw:image xlink:href="./ObjectReplacements/Object 10" xlink:type="simple" xlink:show="embed" xlink:actuate="onLoad"/></draw:frame></text:span><text:span text:style-name="T1">de forma que o resto da divisão é zero ou possui o mesmo sinal de</text:span><text:span text:style-name="T1"><draw:frame draw:style-name="fr1" draw:name="Object43" text:anchor-type="as-char" svg:y="-0.377cm" svg:width="0.547cm" svg:height="0.467cm" draw:z-index="42"><draw:object xlink:href="./Object 11" xlink:type="simple" xlink:show="embed" xlink:actuate="onLoad"/><draw:image xlink:href="./ObjectReplacements/Object 11" xlink:type="simple" xlink:show="embed" xlink:actuate="onLoad"/></draw:frame></text:span><text:span text:style-name="T7">.</text:span></text:p>
      <text:p text:style-name="P21"/>
      <text:p text:style-name="P29"/>
      <text:p text:style-name="P23">4 – Produto a ser obtido</text:p>
      <text:p text:style-name="P25">Como resultado final, obteremos uma biblioteca de classes que implementam as operações matemáticas simbólicas para números inteiros, racionais, modulares, polinômios, expressões algébricas, derivação e integração simbólicas.</text:p>
      <text:p text:style-name="P7"/>
      <text:p text:style-name="P30">5 – Cronograma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41">Ações</text:p>
          </table:table-cell>
          <table:table-cell table:style-name="Table1.A1" office:value-type="string">
            <text:p text:style-name="P41">Ago 2018</text:p>
          </table:table-cell>
          <table:table-cell table:style-name="Table1.A1" office:value-type="string">
            <text:p text:style-name="P41">Set 2018</text:p>
          </table:table-cell>
          <table:table-cell table:style-name="Table1.A1" office:value-type="string">
            <text:p text:style-name="P41">Out 2018</text:p>
          </table:table-cell>
          <table:table-cell table:style-name="Table1.A1" office:value-type="string">
            <text:p text:style-name="P41">Nov 2018</text:p>
          </table:table-cell>
          <table:table-cell table:style-name="Table1.A1" office:value-type="string">
            <text:p text:style-name="P41">Dez 2018</text:p>
          </table:table-cell>
        </table:table-row>
        <table:table-row table:style-name="Table1.1">
          <table:table-cell table:style-name="Table1.A2" office:value-type="string">
            <text:p text:style-name="P42">Especificações de Requisitos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3" office:value-type="string">
            <text:p text:style-name="P42">Implementação de Números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4" office:value-type="string">
            <text:p text:style-name="P42">Implementação de Polinômios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5" office:value-type="string">
            <text:p text:style-name="P42">Implementação de Expressões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6" office:value-type="string">
            <text:p text:style-name="P42">Implementação de Derivadas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7" office:value-type="string">
            <text:p text:style-name="P42">Implementação de Integrais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</table:table-row>
        <table:table-row table:style-name="Table1.1">
          <table:table-cell table:style-name="Table1.A8" office:value-type="string">
            <text:p text:style-name="P42">Elaboração da Monografia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</table:table-row>
      </table:table>
      <text:p text:style-name="P24"/>
      <text:p text:style-name="P45">Referências</text:p>
      <text:p text:style-name="P48"/>
      <text:p text:style-name="P49"><text:span text:style-name="T8">[1] KNUTH, D. </text:span><text:span text:style-name="T9"><text:s/>The Art of Computer Programming: Seminumerical Algorithms</text:span><text:span text:style-name="T8">. </text:span><text:span text:style-name="T13">2. ed. </text:span><text:span text:style-name="T16">Reading, </text:span><text:span text:style-name="T12">Massachuset</text:span><text:span text:style-name="T15">t</text:span><text:span text:style-name="T12">s: </text:span><text:span text:style-name="T13">Addison-Wesley,</text:span><text:span text:style-name="T8"> 1998.</text:span></text:p>
      <text:p text:style-name="P48"><text:span text:style-name="T8">[2] LISKA, R. et al. </text:span><text:span text:style-name="T9">Computer Algebra, Algorithms, Systems and Applications</text:span><text:span text:style-name="T8">. </text:span><text:span text:style-name="T17">[</text:span><text:span text:style-name="T16">S.l.</text:span><text:span text:style-name="T17">]</text:span><text:span text:style-name="T8"> 1999.</text:span></text:p>
      <text:p text:style-name="P2"><text:span text:style-name="T8">[3] COHEN, J. S. </text:span><text:span text:style-name="T9">Computer Algebra and Symbolic Computation: Elementary Algorithms</text:span><text:span text:style-name="T8">. </text:span><text:span text:style-name="T14">Canadá: A K Peters, </text:span><text:span text:style-name="T8">2002.</text:span></text:p>
      <text:p text:style-name="P6"><text:span text:style-name="T8">[4] COHEN, J. S. </text:span><text:span text:style-name="T9">Computer Algebra and Symbolic Computation: Mathematical Methods</text:span><text:span text:style-name="T8">. </text:span><text:span text:style-name="T14">Canadá: A K Peters, </text:span><text:span text:style-name="T8">2003.</text:span></text:p>
      <text:p text:style-name="P2"><text:span text:style-name="T8">[5] SHI, T. K., STEEB, W. H., HARDY, Y. </text:span><text:span text:style-name="T9">SymbolicC++: An Introduction to Computer Algebra Using Object-Oriented Programming.</text:span><text:span text:style-name="T8"> </text:span><text:span text:style-name="T10">2. e</text:span><text:span text:style-name="T11">d</text:span><text:span text:style-name="T8">. </text:span><text:span text:style-name="T16">Londres</text:span><text:span text:style-name="T15">: Springer-Verlag,</text:span><text:span text:style-name="T8"> 2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58</meta:editing-cycles>
    <meta:print-date>2018-09-03T19:17:00</meta:print-date>
    <meta:creation-date>2018-07-13T17:25:00</meta:creation-date>
    <dc:date>2018-09-13T13:04:42.225825504</dc:date>
    <meta:editing-duration>P7DT21H48M59S</meta:editing-duration>
    <meta:generator>LibreOffice/5.1.6.2$Linux_X86_64 LibreOffice_project/10m0$Build-2</meta:generator>
    <meta:document-statistic meta:table-count="1" meta:image-count="0" meta:object-count="43" meta:page-count="10" meta:paragraph-count="99" meta:word-count="1216" meta:character-count="7953" meta:non-whitespace-character-count="68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x</mi>
      <mi mathvariant="italic">mod</mi>
      <mi>B</mi>
    </mrow>
    <annotation encoding="StarMath 5.0">x mod B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39/content.xml><?xml version="1.0" encoding="utf-8"?>
<math xmlns="http://www.w3.org/1998/Math/MathML" display="block">
  <semantics>
    <msup>
      <mn>2</mn>
      <mn>64</mn>
    </msup>
    <annotation encoding="StarMath 5.0">2^64
</annotation>
  </semantics>
</math>
</file>

<file path=Object 4/content.xml><?xml version="1.0" encoding="utf-8"?>
<math xmlns="http://www.w3.org/1998/Math/MathML" display="block">
  <semantics>
    <mi>M</mi>
    <annotation encoding="StarMath 5.0">M</annotation>
  </semantics>
</math>
</file>

<file path=Object 40/content.xml><?xml version="1.0" encoding="utf-8"?>
<math xmlns="http://www.w3.org/1998/Math/MathML" display="block">
  <semantics>
    <mrow>
      <mo stretchy="false">−</mo>
      <msup>
        <mn>2</mn>
        <mn>63</mn>
      </msup>
    </mrow>
    <annotation encoding="StarMath 5.0">-2^63
</annotation>
  </semantics>
</math>
</file>

<file path=Object 41/content.xml><?xml version="1.0" encoding="utf-8"?>
<math xmlns="http://www.w3.org/1998/Math/MathML" display="block">
  <semantics>
    <mrow>
      <msup>
        <mn>2</mn>
        <mn>63</mn>
      </msup>
      <mo stretchy="false">−</mo>
      <mn>1</mn>
    </mrow>
    <annotation encoding="StarMath 5.0">2^63 - 1</annotation>
  </semantics>
</math>
</file>

<file path=Object 4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row>
        <msub>
          <mi>a</mi>
          <mi>i</mi>
        </msub>
        <msup>
          <mi>x</mi>
          <mi>i</mi>
        </msup>
      </mrow>
    </mrow>
    <annotation encoding="StarMath 5.0">sum from i = 0 to N { a_i x^i }</annotation>
  </semantics>
</math>
</file>

<file path=Object 43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4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row>
            <msub>
              <mi>a</mi>
              <mi mathvariant="italic">ij</mi>
            </msub>
            <msup>
              <mi>x</mi>
              <mi>i</mi>
            </msup>
            <msup>
              <mi>y</mi>
              <mi>j</mi>
            </msup>
          </mrow>
        </mrow>
      </mrow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row>
          <msub>
            <mi>c</mi>
            <mi>i</mi>
          </msub>
          <msup>
            <mi>x</mi>
            <mi>i</mi>
          </msup>
        </mrow>
      </mrow>
    </mrow>
    <annotation encoding="StarMath 5.0">sum from i = 0 to N { sum from j = 0 to M { a_ij x^i y^j } } = sum from i = 0 to N { c_i x^i }</annotation>
  </semantics>
</math>
</file>

<file path=Object 47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i>M</mi>
        </munderover>
        <mrow>
          <msub>
            <mi>a</mi>
            <mi mathvariant="italic">ij</mi>
          </msub>
          <msup>
            <mi>y</mi>
            <mi>j</mi>
          </msup>
        </mrow>
      </mrow>
    </mrow>
    <annotation encoding="StarMath 5.0">c_i = sum from j = 0 to M { a_ij y^j }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row>
      <mn>0</mn>
      <mo stretchy="false">≤</mo>
      <msub>
        <mi>d</mi>
        <mi>i</mi>
      </msub>
      <mo stretchy="false">&lt;</mo>
      <mi>b</mi>
    </mrow>
    <annotation encoding="StarMath 5.0">0 &lt;= d_i &lt; b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S</mi>
    <annotation encoding="StarMath 5.0">S</annotation>
  </semantics>
</math>
</file>

<file path=Object 52/content.xml><?xml version="1.0" encoding="utf-8"?>
<math xmlns="http://www.w3.org/1998/Math/MathML" display="block">
  <semantics>
    <msup>
      <mn>10</mn>
      <mn>9</mn>
    </msup>
    <annotation encoding="StarMath 5.0">10^9
</annotation>
  </semantics>
</math>
</file>

<file path=Object 53/content.xml><?xml version="1.0" encoding="utf-8"?>
<math xmlns="http://www.w3.org/1998/Math/MathML" display="block">
  <semantics>
    <msup>
      <mi>b</mi>
      <mn>²</mn>
    </msup>
    <annotation encoding="StarMath 5.0">b^²</annotation>
  </semantics>
</math>
</file>

<file path=Object 54/content.xml><?xml version="1.0" encoding="utf-8"?>
<math xmlns="http://www.w3.org/1998/Math/MathML" display="block">
  <semantics>
    <mrow>
      <msup>
        <mrow>
          <mo fence="true" stretchy="false">(</mo>
          <mrow>
            <msup>
              <mn>10</mn>
              <mn>9</mn>
            </msup>
          </mrow>
          <mo fence="true" stretchy="false">)</mo>
        </mrow>
        <mn>2</mn>
      </msup>
      <mo stretchy="false">=</mo>
      <msup>
        <mn>10</mn>
        <mn>18</mn>
      </msup>
      <mo stretchy="false">&lt;</mo>
      <msup>
        <mn>2</mn>
        <mn>64</mn>
      </msup>
      <mo stretchy="false">&lt;</mo>
      <msup>
        <mn>10</mn>
        <mn>20</mn>
      </msup>
      <mo stretchy="false">=</mo>
      <msup>
        <mrow>
          <mo fence="true" stretchy="false">(</mo>
          <mrow>
            <msup>
              <mn>10</mn>
              <mn>10</mn>
            </msup>
          </mrow>
          <mo fence="true" stretchy="false">)</mo>
        </mrow>
        <mn>2</mn>
      </msup>
    </mrow>
    <annotation encoding="StarMath 5.0">(10^9)^2 = 10^18 &lt; 2^64 &lt; 10^20 = ( 10^10 )^2</annotation>
  </semantics>
</math>
</file>

<file path=Object 55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5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6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6/content.xml><?xml version="1.0" encoding="utf-8"?>
<math xmlns="http://www.w3.org/1998/Math/MathML" display="block">
  <semantics>
    <mrow>
      <mi>N</mi>
      <mn>.</mn>
    </mrow>
    <annotation encoding="StarMath 5.0">N. 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

<file path=Object 7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 = q*N + r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